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thical, Legal, and Security Considerations: TeamMatch</text:span></text:p>
      <text:p text:style-name="Standard"><text:span text:style-name="T1">1. Ethical Issues</text:span></text:p>
      <text:p text:style-name="P1"/>
      <text:p text:style-name="Standard"><text:span text:style-name="T1">Privacy Expectations</text:span></text:p>
      <text:p text:style-name="P1"/>
      <text:p text:style-name="Standard"><text:span text:style-name="T1"><text:s text:c="4"/>The system collects sensitive student information, including technical skills, self-reported experience levels, and weekly availability.</text:span></text:p>
      <text:p text:style-name="P1"/>
      <text:p text:style-name="Standard"><text:span text:style-name="T1">To meet privacy expectations, TeamMatch restricts the visibility of full class data to Instructors only; students can only view their specific team assignments if released.</text:span></text:p>
      <text:p text:style-name="P1"/>
      <text:p text:style-name="Standard"><text:span text:style-name="T1">All student data is classified as non-public to protect individual academic profiles.</text:span></text:p>
      <text:p text:style-name="P1"/>
      <text:p text:style-name="Standard"><text:span text:style-name="T1">Discrimination &amp; Fairness</text:span></text:p>
      <text:p text:style-name="P1"/>
      <text:p text:style-name="Standard"><text:span text:style-name="T1"><text:s text:c="4"/>Automated grouping carries a risk of "clustering" high-performers or isolating certain students, which TeamMatch mitigates through research-backed heterogeneous grouping.</text:span></text:p>
      <text:p text:style-name="P1"/>
      <text:p text:style-name="Standard"><text:span text:style-name="T1">The system is designed to minimize skill variance across teams to ensure every group has a fair chance at project success.</text:span></text:p>
      <text:p text:style-name="P1"/>
      <text:p text:style-name="Standard"><text:span text:style-name="T1">To prevent bias, the AI Recommendation Module flags "risky" or weak combinations that might lead to poor team health.</text:span></text:p>
      <text:p text:style-name="P1"/>
      <text:p text:style-name="Standard"><text:span text:style-name="T1">Potential Misuse</text:span></text:p>
      <text:p text:style-name="P1"/>
      <text:p text:style-name="Standard"><text:span text:style-name="T1"><text:s text:c="4"/>The system could be misused if instructors apply "hard constraints" that inadvertently marginalize specific individuals.</text:span></text:p>
      <text:p text:style-name="P1"/>
      <text:p text:style-name="Standard"><text:span text:style-name="T1">To prevent "black-box" ethical concerns, TeamMatch uses a deterministic, rule-based algorithm that provides transparent explanations for every assignment.</text:span></text:p>
      <text:p text:style-name="P1"/>
      <text:p text:style-name="Standard"><text:soft-page-break/><text:span text:style-name="T1">2. Legal Issues</text:span></text:p>
      <text:p text:style-name="P1"/>
      <text:p text:style-name="Standard"><text:span text:style-name="T1">Licensing &amp; Third-Party Software</text:span></text:p>
      <text:p text:style-name="P1"/>
      <text:p text:style-name="Standard"><text:span text:style-name="T1"><text:s text:c="4"/>TeamMatch utilizes an AI Recommendation Module and various web-based system components that may rely on third-party libraries.</text:span></text:p>
      <text:p text:style-name="P1"/>
      <text:p text:style-name="Standard"><text:span text:style-name="T1">Compliance with all licensing agreements is required for integrated technologies, including those used for report generation and database management.</text:span></text:p>
      <text:p text:style-name="P1"/>
      <text:p text:style-name="Standard"><text:span text:style-name="T1">Intellectual Property (IP) &amp; Data Ownership</text:span></text:p>
      <text:p text:style-name="P1"/>
      <text:p text:style-name="Standard"><text:span text:style-name="T1"><text:s text:c="4"/>Student profiles and instructor configurations (such as project-specific weighting) constitute protected educational data.</text:span></text:p>
      <text:p text:style-name="P1"/>
      <text:p text:style-name="Standard"><text:span text:style-name="T1">The unique "Skill Normalization" taxonomy—mapping synonymous terms like "JS" to "JavaScript"—represents the core logic and IP of the TeamMatch system.</text:span></text:p>
      <text:p text:style-name="P1"/>
      <text:p text:style-name="Standard"><text:span text:style-name="T1">Legal Misuse</text:span></text:p>
      <text:p text:style-name="P1"/>
      <text:p text:style-name="Standard"><text:span text:style-name="T1"><text:s text:c="4"/>Users might attempt to use the Communication Module to distribute copyrighted materials or perform unauthorized data scraping.</text:span></text:p>
      <text:p text:style-name="P1"/>
      <text:p text:style-name="Standard"><text:span text:style-name="T1">The system restricts administrative actions, such as exporting team results and modifying database tables, to authorized roles to prevent data theft.</text:span></text:p>
      <text:p text:style-name="P1"/>
      <text:p text:style-name="Standard"><text:span text:style-name="T1">3. Security Issues</text:span></text:p>
      <text:p text:style-name="P1"/>
      <text:p text:style-name="Standard"><text:span text:style-name="T1">Sensitive Information Protection</text:span></text:p>
      <text:p text:style-name="P1"/>
      <text:p text:style-name="Standard"><text:span text:style-name="T1"><text:s text:c="4"/>User Credentials: The User Management Module handles secure registration, login, and authentication.</text:span></text:p>
      <text:p text:style-name="P1"/>
      <text:p text:style-name="Standard"><text:soft-page-break/><text:span text:style-name="T1">Personal Data: Sensitive fields including StudentID, name, and availability matrices are stored in the database.</text:span></text:p>
      <text:p text:style-name="P1"/>
      <text:p text:style-name="Standard"><text:span text:style-name="T1">Protection Plan: Data access is controlled via role-based permissions (Instructor vs. Student) and secure API endpoints like POST /login.</text:span></text:p>
      <text:p text:style-name="P1"/>
      <text:p text:style-name="Standard"><text:span text:style-name="T1">Attack Vectors &amp; Mitigation</text:span></text:p>
      <text:p text:style-name="P1"/>
      <text:p text:style-name="Standard"><text:span text:style-name="T1"><text:s text:c="4"/>Unauthorized Privilege Escalation: Malicious users might try to access the Team Formation Screen reserved for instructors.</text:span></text:p>
      <text:p text:style-name="P1"/>
      <text:p text:style-name="Standard"><text:span text:style-name="T1"><text:s text:c="4"/>Mitigation: Strict server-side role validation is implemented for all administrative APIs.</text:span></text:p>
      <text:p text:style-name="P1"/>
      <text:p text:style-name="Standard"><text:span text:style-name="T1">Injection &amp; Cross-Site Scripting (XSS): Since students submit text-based skills and progress updates, the system is at risk for script injection.</text:span></text:p>
      <text:p text:style-name="P1"/>
      <text:p text:style-name="Standard"><text:span text:style-name="T1"><text:s text:c="4"/>Mitigation: The system validates all student inputs for completeness and standardizes skill categories to strip unstructured/malicious text.</text:span></text:p>
      <text:p text:style-name="P1"/>
      <text:p text:style-name="Standard"><text:span text:style-name="T1">Database Exploitation: Attackers may target tables like User or StudentProfile to extract class-wide data.</text:span></text:p>
      <text:p text:style-name="P1"/>
      <text:p text:style-name="Standard"><text:span text:style-name="T1"><text:s text:c="4"/>Mitigation: The system uses deterministic behavior and logged configurations to ensure all database interactions are traceable and auditable.</text:span></text:p>
      <text:p text:style-name="P1"/>
      <text:p text:style-name="Standard"><text:span text:style-name="T1">CSRF (Cross-Site Request Forgery): Actions such as "Save Final Teams" or "Assign Project" could be targeted by forged requests.</text:span></text:p>
      <text:p text:style-name="P1"/>
      <text:p text:style-name="Standard"><text:span text:style-name="T1"><text:s text:c="4"/>Mitigation: Secure session management and token-based authentication are used for all POST actions in the System Mapp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473" meta:character-count="3598" meta:non-whitespace-character-count="3116"/>
    <meta:generator>LibreOfficeDev/6.0.5.2$Linux_X86_64 LibreOffice_project/</meta:generator>
  </office:meta>
</office:document-meta>
</file>